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10" style:family="table">
      <style:table-properties style:width="6.7764in" fo:margin-left="-0.0799in" fo:margin-right="-0.0035in" table:align="margins" style:writing-mode="lr-tb"/>
    </style:style>
    <style:style style:name="Tabela10.A" style:family="table-column">
      <style:table-column-properties style:column-width="0.8111in" style:rel-column-width="7847*"/>
    </style:style>
    <style:style style:name="Tabela10.B" style:family="table-column">
      <style:table-column-properties style:column-width="4.6333in" style:rel-column-width="44812*"/>
    </style:style>
    <style:style style:name="Tabela10.C" style:family="table-column">
      <style:table-column-properties style:column-width="1.3313in" style:rel-column-width="12876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5.7083in" fo:margin-left="0.4896in" table:align="left"/>
    </style:style>
    <style:style style:name="Tabela3.A" style:family="table-column">
      <style:table-column-properties style:column-width="2.0625in"/>
    </style:style>
    <style:style style:name="Tabela3.B" style:family="table-column">
      <style:table-column-properties style:column-width="3.6458in"/>
    </style:style>
    <style:style style:name="Tabela3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3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3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" style:family="table">
      <style:table-properties style:width="5.7083in" fo:margin-left="0.4896in" table:align="left"/>
    </style:style>
    <style:style style:name="Tabela4.A" style:family="table-column">
      <style:table-column-properties style:column-width="1.9375in"/>
    </style:style>
    <style:style style:name="Tabela4.B" style:family="table-column">
      <style:table-column-properties style:column-width="3.7708in"/>
    </style:style>
    <style:style style:name="Tabela4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4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4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4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A6" style:family="table-cell">
      <style:table-cell-properties fo:background-color="#bfbfbf" fo:padding-left="0.075in" fo:padding-right="0.075in" fo:padding-top="0in" fo:padding-bottom="0in" fo:border-left="1pt solid #000000" fo:border-right="none" fo:border-top="none" fo:border-bottom="0.5pt solid #000000">
        <style:background-image/>
      </style:table-cell-properties>
    </style:style>
    <style:style style:name="Tabela4.B6" style:family="table-cell">
      <style:table-cell-properties fo:padding-left="0.075in" fo:padding-right="0.075in" fo:padding-top="0in" fo:padding-bottom="0in" fo:border-left="1pt solid #000000" fo:border-right="1pt solid #000000" fo:border-top="none" fo:border-bottom="0.5pt solid #000000"/>
    </style:style>
    <style:style style:name="Tabela5" style:family="table">
      <style:table-properties style:width="5.8854in" fo:margin-left="0.4951in" table:align="left"/>
    </style:style>
    <style:style style:name="Tabela5.A" style:family="table-column">
      <style:table-column-properties style:column-width="1.3125in"/>
    </style:style>
    <style:style style:name="Tabela5.B" style:family="table-column">
      <style:table-column-properties style:column-width="1.8125in"/>
    </style:style>
    <style:style style:name="Tabela5.C" style:family="table-column">
      <style:table-column-properties style:column-width="2.7604in"/>
    </style:style>
    <style:style style:name="Tabela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075in" fo:padding-right="0.075in" fo:padding-top="0in" fo:padding-bottom="0in" fo:border="0.5pt solid #000000"/>
    </style:style>
    <style:style style:name="Tabela8" style:family="table">
      <style:table-properties style:width="5.9271in" fo:margin-left="0.4625in" table:align="left"/>
    </style:style>
    <style:style style:name="Tabela8.A" style:family="table-column">
      <style:table-column-properties style:column-width="1.7708in"/>
    </style:style>
    <style:style style:name="Tabela8.B" style:family="table-column">
      <style:table-column-properties style:column-width="2.2292in"/>
    </style:style>
    <style:style style:name="Tabela8.C" style:family="table-column">
      <style:table-column-properties style:column-width="1.9271in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C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5.6458in" fo:margin-left="-0.0799in" table:align="left"/>
    </style:style>
    <style:style style:name="Tabela6.A" style:family="table-column">
      <style:table-column-properties style:column-width="1.5944in"/>
    </style:style>
    <style:style style:name="Tabela6.B" style:family="table-column">
      <style:table-column-properties style:column-width="2.9125in"/>
    </style:style>
    <style:style style:name="Tabela6.C" style:family="table-column">
      <style:table-column-properties style:column-width="1.1389in"/>
    </style:style>
    <style:style style:name="Tabela6.1" style:family="table-row">
      <style:table-row-properties style:min-row-height="0.2083in" style:use-optimal-row-height="false"/>
    </style:style>
    <style:style style:name="Tabela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6.C1" style:family="table-cell">
      <style:table-cell-properties fo:padding-left="0.075in" fo:padding-right="0.075in" fo:padding-top="0in" fo:padding-bottom="0in" fo:border="0.5pt solid #000000"/>
    </style:style>
    <style:style style:name="Tabela6.2" style:family="table-row">
      <style:table-row-properties style:min-row-height="0.0417in" style:use-optimal-row-height="false"/>
    </style:style>
    <style:style style:name="Tabela6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6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7" style:family="table">
      <style:table-properties style:width="5.5in" fo:margin-left="-0.0799in" table:align="left"/>
    </style:style>
    <style:style style:name="Tabela7.A" style:family="table-column">
      <style:table-column-properties style:column-width="5.5in"/>
    </style:style>
    <style:style style:name="Tabela7.A1" style:family="table-cell">
      <style:table-cell-properties fo:padding-left="0.075in" fo:padding-right="0.075in" fo:padding-top="0in" fo:padding-bottom="0in" fo:border="0.5pt solid #000000"/>
    </style:style>
    <style:style style:name="Tabela7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</style:style>
    <style:style style:name="P29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  <style:text-properties fo:language="pt" fo:country="BR"/>
    </style:style>
    <style:style style:name="P30" style:family="paragraph" style:parent-style-name="Text_20_body">
      <style:paragraph-properties fo:margin-left="0.05in" fo:margin-right="0in" fo:text-indent="0in" style:auto-text-indent="false" style:snap-to-layout-grid="false">
        <style:tab-stops/>
      </style:paragraph-properties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3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4" style:family="paragraph" style:parent-style-name="Text_20_body">
      <style:text-properties fo:language="pt" fo:country="BR"/>
    </style:style>
    <style:style style:name="P3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36" style:family="paragraph" style:parent-style-name="Text_20_body" style:list-style-name="L1">
      <style:paragraph-properties fo:margin-left="0in" fo:margin-right="0in" fo:text-indent="0in" style:auto-text-indent="false"/>
    </style:style>
    <style:style style:name="P37" style:family="paragraph" style:parent-style-name="Text_20_body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9" style:family="paragraph" style:parent-style-name="Text_20_body" style:list-style-name="L3">
      <style:paragraph-properties fo:margin-left="0in" fo:margin-right="0in" fo:text-indent="0in" style:auto-text-indent="false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margin-left="0.5in" fo:margin-right="0in" fo:text-indent="-0.5in" style:auto-text-indent="false"/>
    </style:style>
    <style:style style:name="P42" style:family="paragraph" style:parent-style-name="Heading_20_2">
      <style:paragraph-properties fo:margin-left="0.5in" fo:margin-right="0in" fo:text-indent="-0.052in" style:auto-text-indent="false">
        <style:tab-stops/>
      </style:paragraph-properties>
    </style:style>
    <style:style style:name="P43" style:family="paragraph" style:parent-style-name="Heading_20_2">
      <style:paragraph-properties fo:margin-left="0.5in" fo:margin-right="0in" fo:text-indent="-0.0209in" style:auto-text-indent="false">
        <style:tab-stops/>
      </style:paragraph-properties>
    </style:style>
    <style:style style:name="P44" style:family="paragraph" style:parent-style-name="Heading_20_2">
      <style:paragraph-properties fo:margin-left="0.5in" fo:margin-right="0in" fo:text-indent="-0.5in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49892800" text:id="ct49892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03648" text:id="ct52803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01072" text:id="ct52801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3232" text:id="ct49893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65472" text:id="ct51365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09584" text:id="ct515095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2192" text:id="ct49892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799872" text:id="ct527998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243328" text:id="ct50243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02800" text:id="ct52802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82144" text:id="ct528821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43616" text:id="ct51943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44000" text:id="ct519440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43808" text:id="ct519438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00176" text:id="ct52800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02992" text:id="ct528029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50592" text:id="ct52850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097392" text:id="ct510973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097040" text:id="ct510970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3712" text:id="ct498937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81504" text:id="ct52881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84688" text:id="ct51384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37408" text:id="ct51637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84384" text:id="ct51384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85392" text:id="ct513853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78816" text:id="ct52878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79008" text:id="ct52879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80576" text:id="ct52880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251104" text:id="ct51251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4976" text:id="ct498949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6608" text:id="ct49896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6800" text:id="ct49896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82336" text:id="ct52882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79488" text:id="ct528794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10080" text:id="ct50910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40048" text:id="ct52140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40240" text:id="ct52140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66560" text:id="ct50866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885760" text:id="ct528857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12912" text:id="ct51912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62240" text:id="ct50862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32096" text:id="ct52132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32528" text:id="ct521325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257248" text:id="ct522572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260976" text:id="ct522609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073280" text:id="ct52073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32288" text:id="ct52132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073472" text:id="ct52073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53280" text:id="ct51353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3170208" text:id="ct53170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52512" text:id="ct51352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32720" text:id="ct52132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30896" text:id="ct51130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31296" text:id="ct511312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28480" text:id="ct51128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3169856" text:id="ct53169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61520" text:id="ct50861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26688" text:id="ct51126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39280" text:id="ct52139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31088" text:id="ct51131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069520" text:id="ct52069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61168" text:id="ct50861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32096" text:id="ct51132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1776" text:id="ct516017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89728" text:id="ct49889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41744" text:id="ct50941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42096" text:id="ct50942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021616" text:id="ct52021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49894160" text:id="ct498941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019760" text:id="ct520197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51472" text:id="ct51951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142736" text:id="ct52142736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1314066350" text:style-name="L1">
                    <text:list-header>
                      <text:p text:style-name="P36">- Considerar como validar dados offline – dificuldade do uso do sistema por fazendas que tem conexão problemática (Sistema futuro).</text:p>
                      <text:p text:style-name="P36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6">Para cada bem patrimonial podem ser associadas palavras que o caracterizam e s<text:span text:style-name="T12">ão usadas para sumarizar o bem. Exemplo: xícara, porcelana, império. </text:span></text:p>
      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8">Importante:</text:p>
                  <text:p text:style-name="P16">- Verificar o grupo 11 do PDI.</text:p>
                  <text:list xml:id="list84169827" text:style-name="L2">
                    <text:list-header>
                      <text:p text:style-name="P37">- Sinônimo: livre escolha do catalogador.</text:p>
                      <text:p text:style-name="P37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5"><draw:frame draw:style-name="fr2" draw:name="figura2" text:anchor-type="as-char" svg:width="0.5953in" svg:height="0.4984in" draw:z-index="0"><draw:image xlink:href="Pictures/1000020100000082000000820E7EC72C.png" xlink:type="simple" xlink:show="embed" xlink:actuate="onLoad"/></draw:frame></text:p>
            <text:p text:style-name="P25"/>
          </table:table-cell>
          <table:table-cell table:style-name="Tabela10.A1" table:number-rows-spanned="2" office:value-type="string">
            <text:p text:style-name="P26"/>
            <text:p text:style-name="P27">Sistema Memória Virtual</text:p>
            <text:p text:style-name="P27">Documento de Visão</text:p>
          </table:table-cell>
          <table:table-cell table:style-name="Tabela10.C1" office:value-type="string">
            <text:p text:style-name="P35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6"><text:s text:c="2"/>Data: <text:s/>&lt;04/04/2012&gt;</text:p>
          </table:table-cell>
        </table:table-row>
      </table:table>
      <text:p text:style-name="P22"/>
      <text:h text:style-name="P40" text:outline-level="1">Introdução</text:h>
      <text:h text:style-name="Heading_20_1" text:outline-level="1">Contextualização</text:h>
      <text:p text:style-name="Standard"/>
      <text:h text:style-name="P42" text:outline-level="2"><text:s/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8">Afeta</text:p>
          </table:table-cell>
          <table:table-cell table:style-name="Tabela3.B4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9">O impacto do problema é</text:p>
          </table:table-cell>
          <table:table-cell table:style-name="Tabela3.B4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30">Uma solução possível é</text:p>
          </table:table-cell>
          <table:table-cell table:style-name="Tabela3.B4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P43" text:outline-level="2"><text:s/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8">Quem</text:p>
          </table:table-cell>
          <table:table-cell table:style-name="Tabela4.B5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8">O Memória Virtual</text:p>
          </table:table-cell>
          <table:table-cell table:style-name="Tabela4.B5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8">Que</text:p>
          </table:table-cell>
          <table:table-cell table:style-name="Tabela4.B5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8">Diferente de</text:p>
          </table:table-cell>
          <table:table-cell table:style-name="Tabela4.B5" office:value-type="string">
            <text:p text:style-name="P22">Greenstone e os projetos da OSS2lib.</text:p>
          </table:table-cell>
        </table:table-row>
        <table:table-row>
          <table:table-cell table:style-name="Tabela4.A6" office:value-type="string">
            <text:p text:style-name="P28">Nosso produto</text:p>
          </table:table-cell>
          <table:table-cell table:style-name="Tabela4.B6" office:value-type="string">
            <text:p text:style-name="P22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1"/>
      <text:h text:style-name="Heading_20_1" text:outline-level="1">Caracterização dos Interessados</text:h>
      <text:h text:style-name="P44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3">Nome</text:p>
            </table:table-cell>
            <table:table-cell table:style-name="Tabela5.A1" office:value-type="string">
              <text:p text:style-name="P23">Descrição</text:p>
            </table:table-cell>
            <table:table-cell table:style-name="Tabela5.C1" office:value-type="string">
              <text:p text:style-name="P23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2"/>
          </table:table-cell>
          <table:table-cell table:style-name="Tabela5.C1" office:value-type="string">
            <text:p text:style-name="P33">Definir as necessidades que o Sitema deve atender, bem como as informações que deverão ser mantidas pelo mesmo.</text:p>
          </table:table-cell>
        </table:table-row>
      </table:table>
      <text:p text:style-name="P34"/>
      <text:h text:style-name="P44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9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4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9"/>
      <text:p text:style-name="P9"/>
      <text:h text:style-name="P41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49892800"/><text:span text:style-name="Fonte_20_parág._20_padrão"><text:span text:style-name="T5">Necessidade</text:span></text:span><text:change-end text:change-id="ct49892800"/></text:p>
          </table:table-cell>
          <table:table-cell table:style-name="Tabela6.A1" office:value-type="string">
            <text:p text:style-name="P12"><text:change-start text:change-id="ct52803648"/>Funcionalidades<text:change-end text:change-id="ct52803648"/></text:p>
          </table:table-cell>
          <table:table-cell table:style-name="Tabela6.C1" office:value-type="string">
            <text:p text:style-name="P12"><text:change-start text:change-id="ct52801072"/>Caso de uso<text:change-end text:change-id="ct52801072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49893232"/>Enviar Convite<text:change-end text:change-id="ct49893232"/></text:p>
          </table:table-cell>
          <table:table-cell table:style-name="Tabela6.A1" office:value-type="string">
            <text:p text:style-name="P11"><text:change-start text:change-id="ct51365472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51365472"/></text:p>
          </table:table-cell>
          <table:table-cell table:style-name="Tabela6.C1" office:value-type="string">
            <text:p text:style-name="P11"><text:change-start text:change-id="ct51509584"/>CDU <text:change-end text:change-id="ct51509584"/>01</text:p>
          </table:table-cell>
        </table:table-row>
        <table:table-row>
          <table:table-cell table:style-name="Tabela6.A1" office:value-type="string">
            <text:p text:style-name="P10"><text:change-start text:change-id="ct49892192"/>Cadastramento de usuário<text:change-end text:change-id="ct49892192"/></text:p>
          </table:table-cell>
          <table:table-cell table:style-name="Tabela6.A1" office:value-type="string">
            <text:p text:style-name="P10"><text:change-start text:change-id="ct52799872"/>Para dar continuidade ao processo de cadastro o novo usuário deve aceitar o convite previamente enviado em seu e-mail, preencher os dados solicitados pelo sistema e clicar em Salvar.<text:change-end text:change-id="ct52799872"/></text:p>
          </table:table-cell>
          <table:table-cell table:style-name="Tabela6.C1" office:value-type="string">
            <text:p text:style-name="P8"><text:change-start text:change-id="ct50243328"/>CDU <text:change-end text:change-id="ct50243328"/>02</text:p>
          </table:table-cell>
        </table:table-row>
        <table:table-row>
          <table:table-cell table:style-name="Tabela6.A4" office:value-type="string">
            <text:p text:style-name="P8"><text:change-start text:change-id="ct52802800"/>Exclusão de Usuário<text:change-end text:change-id="ct52802800"/></text:p>
          </table:table-cell>
          <table:table-cell table:style-name="Tabela6.A4" office:value-type="string">
            <text:p text:style-name="P8"><text:change-start text:change-id="ct52882144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52882144"/></text:p>
          </table:table-cell>
          <table:table-cell table:style-name="Tabela6.C4" office:value-type="string">
            <text:p text:style-name="P8"><text:change-start text:change-id="ct51943616"/>CDU <text:change-end text:change-id="ct51943616"/>03</text:p>
          </table:table-cell>
        </table:table-row>
        <table:table-row>
          <table:table-cell table:style-name="Tabela6.A4" office:value-type="string">
            <text:p text:style-name="P8"><text:change-start text:change-id="ct51944000"/>Editar Dados Próprios<text:change-end text:change-id="ct51944000"/></text:p>
          </table:table-cell>
          <table:table-cell table:style-name="Tabela6.A4" office:value-type="string">
            <text:p text:style-name="P10"><text:change-start text:change-id="ct51943808"/>Qualquer usuário pode alterar os dados do seu cadastro, com exceção do seu nível de acesso (Administrador, Gerente, Revisor, Catalogador) e <text:soft-page-break/>do status (Ativo, Inativo) do seu cadastro.<text:change-end text:change-id="ct51943808"/></text:p>
          </table:table-cell>
          <table:table-cell table:style-name="Tabela6.C4" office:value-type="string">
            <text:p text:style-name="P8"><text:change-start text:change-id="ct52800176"/>CDU<text:change-end text:change-id="ct52800176"/> 04</text:p>
          </table:table-cell>
        </table:table-row>
        <table:table-row>
          <table:table-cell table:style-name="Tabela6.A4" office:value-type="string">
            <text:p text:style-name="P10"><text:change-start text:change-id="ct52802992"/>Editar Dados de outros usuários<text:change-end text:change-id="ct52802992"/></text:p>
          </table:table-cell>
          <table:table-cell table:style-name="Tabela6.A4" office:value-type="string">
            <text:p text:style-name="P10"><text:change-start text:change-id="ct52850592"/>Administradores alteram todos os dados, exceto e-mail e senha, de gerentes, revisores e catalogadores de sua instituição. Gerentes alteram todos os dados, exceto e-mail e senha, de <text:s/>revisores e catalogadores de sua instituição.<text:change-end text:change-id="ct52850592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51097392"/>CDU <text:change-end text:change-id="ct51097392"/>05</text:p>
          </table:table-cell>
        </table:table-row>
        <table:table-row>
          <table:table-cell table:style-name="Tabela6.A4" office:value-type="string">
            <text:p text:style-name="P8"><text:change-start text:change-id="ct51097040"/>Cadastramento de instituição<text:change-end text:change-id="ct51097040"/></text:p>
          </table:table-cell>
          <table:table-cell table:style-name="Tabela6.A4" office:value-type="string">
            <text:p text:style-name="P15"><text:change-start text:change-id="ct49893712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49893712"/>Há a necessidade de associar <text:s/>imagens à instituição.</text:p>
          </table:table-cell>
          <table:table-cell table:style-name="Tabela6.C4" office:value-type="string">
            <text:p text:style-name="P8"><text:change-start text:change-id="ct52881504"/>CDU 0<text:change-end text:change-id="ct52881504"/>6<text:change-start text:change-id="ct51384688"/></text:p>
            <text:p text:style-name="P8"><text:change-end text:change-id="ct51384688"/></text:p>
          </table:table-cell>
        </table:table-row>
        <table:table-row>
          <table:table-cell table:style-name="Tabela6.A4" office:value-type="string">
            <text:p text:style-name="P8"><text:change-start text:change-id="ct51637408"/>Exclusão de instituição<text:change-end text:change-id="ct51637408"/></text:p>
          </table:table-cell>
          <table:table-cell table:style-name="Tabela6.A4" office:value-type="string">
            <text:p text:style-name="P10"><text:change-start text:change-id="ct51384384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51384384"/></text:p>
          </table:table-cell>
          <table:table-cell table:style-name="Tabela6.C4" office:value-type="string">
            <text:p text:style-name="P20"><text:change-start text:change-id="ct51385392"/>CDU <text:change-end text:change-id="ct51385392"/>07</text:p>
          </table:table-cell>
        </table:table-row>
        <table:table-row>
          <table:table-cell table:style-name="Tabela6.A4" office:value-type="string">
            <text:p text:style-name="P8"><text:change-start text:change-id="ct52878816"/>Login no sistema<text:change-end text:change-id="ct52878816"/></text:p>
          </table:table-cell>
          <table:table-cell table:style-name="Tabela6.A4" office:value-type="string">
            <text:p text:style-name="P10"><text:change-start text:change-id="ct52879008"/>Para entrar no sistema, o usuário (administrador, gerente, revisor, catalogador) deve colocar o seu e-mail cadastrado e sua senha, para entrar em seu nível de acesso.<text:change-end text:change-id="ct52879008"/></text:p>
          </table:table-cell>
          <table:table-cell table:style-name="Tabela6.C4" office:value-type="string">
            <text:p text:style-name="P8"><text:change-start text:change-id="ct52880576"/>CDU 0<text:change-end text:change-id="ct52880576"/>8</text:p>
          </table:table-cell>
        </table:table-row>
        <table:table-row>
          <table:table-cell table:style-name="Tabela6.A4" office:value-type="string">
            <text:p text:style-name="P8"><text:change-start text:change-id="ct51251104"/>Nova senha<text:change-end text:change-id="ct51251104"/></text:p>
          </table:table-cell>
          <table:table-cell table:style-name="Tabela6.A4" office:value-type="string">
            <text:p text:style-name="P10"><text:change-start text:change-id="ct49894976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49894976"/></text:p>
          </table:table-cell>
          <table:table-cell table:style-name="Tabela6.C4" office:value-type="string">
            <text:p text:style-name="P8"><text:change-start text:change-id="ct49896608"/>CDU <text:change-end text:change-id="ct49896608"/>0<text:change-start text:change-id="ct49896800"/>9<text:change-end text:change-id="ct49896800"/></text:p>
          </table:table-cell>
        </table:table-row>
        <table:table-row>
          <table:table-cell table:style-name="Tabela6.A4" office:value-type="string">
            <text:p text:style-name="P8"><text:change-start text:change-id="ct52882336"/>Catalogação de bens<text:change-end text:change-id="ct52882336"/></text:p>
          </table:table-cell>
          <table:table-cell table:style-name="Tabela6.A4" office:value-type="string">
            <text:p text:style-name="P10"><text:change-start text:change-id="ct52879488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52879488"/> <text:change-start text:change-id="ct50910080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50910080"/> <text:change-start text:change-id="ct52140048"/>preenchimento não obrigatório. Lembrar que é possível listar o bem <text:soft-page-break/>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2042882973" text:style-name="L3">
              <text:list-header>
                <text:p text:style-name="P39">- Considerar como validar dados offline – dificuldade do uso do sistema por fazendas que tem conexão problemática (Sistema futuro).</text:p>
                <text:p text:style-name="P39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52140048"/></text:p>
          </table:table-cell>
          <table:table-cell table:style-name="Tabela6.C4" office:value-type="string">
            <text:p text:style-name="P8"><text:change-start text:change-id="ct52140240"/>CDU <text:change-end text:change-id="ct52140240"/>10<text:change-start text:change-id="ct50866560"/></text:p>
            <text:p text:style-name="P8"><text:change-end text:change-id="ct50866560"/></text:p>
          </table:table-cell>
        </table:table-row>
        <table:table-row>
          <table:table-cell table:style-name="Tabela6.A4" office:value-type="string">
            <text:p text:style-name="P10"><text:change-start text:change-id="ct52885760"/>Suportar mídias digitais e arquivos<text:change-end text:change-id="ct52885760"/></text:p>
          </table:table-cell>
          <table:table-cell table:style-name="Tabela6.A4" office:value-type="string">
            <text:p text:style-name="P10"><text:change-start text:change-id="ct51912912"/>Na catalogação é possível anexar mídias digitais (imagens, filmes, vídeos, etc) dos bens cadastrados e arquivos como documentos de aquisição, mapas, escrituras, fotografias.<text:change-end text:change-id="ct51912912"/></text:p>
          </table:table-cell>
          <table:table-cell table:style-name="Tabela6.C4" office:value-type="string">
            <text:p text:style-name="P8">CDU 10</text:p>
          </table:table-cell>
        </table:table-row>
        <table:table-row>
          <table:table-cell table:style-name="Tabela6.A4" office:value-type="string">
            <text:p text:style-name="P8"><text:change-start text:change-id="ct50862240"/>Descritor/Palavra-Chave<text:change-end text:change-id="ct50862240"/></text:p>
          </table:table-cell>
          <table:table-cell table:style-name="Tabela6.A4" office:value-type="string">
            <text:p text:style-name="P16"><text:change-start text:change-id="ct52132096"/>Para cada bem patrimonial podem ser associadas palavras que o caracterizam e s<text:span text:style-name="T12">ão usadas para sumarizar o bem. Exemplo: xícara, porcelana, império. </text:span></text:p>
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8">Importante:</text:p>
            <text:p text:style-name="P16"><text:soft-page-break/>- Verificar o grupo 11 do PDI.</text:p>
            <text:list xml:id="list669058741" text:style-name="L4">
              <text:list-header>
                <text:p text:style-name="P38">- Sinônimo: livre escolha do catalogador.</text:p>
                <text:p text:style-name="P38"><text:span text:style-name="T6">- Revisor deve fazer as corretas associações entre as palavras-chaves novas e as existentes no sitema (Novo caso de uso deve ser criado para alertar essa necessidade).</text:span> <text:change-end text:change-id="ct52132096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52132528"/>Campos obrigatórios<text:change-end text:change-id="ct52132528"/></text:p>
          </table:table-cell>
          <table:table-cell table:style-name="Tabela6.A4" office:value-type="string">
            <text:p text:style-name="P10"><text:change-start text:change-id="ct52257248"/>O sistema não permite a catalogação de um bem que não tenha o número de registro preenchido (número atribuido pela instituição ao bem), sendo este o único campo obrigatório.<text:change-end text:change-id="ct5225724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2260976"/>Visualizar bem patrimonial<text:change-end text:change-id="ct52260976"/></text:p>
          </table:table-cell>
          <table:table-cell table:style-name="Tabela6.A4" office:value-type="string">
            <text:p text:style-name="P10"><text:change-start text:change-id="ct52073280"/>O usuário (administrador, gerente, revisor, catalogador), após logar no sistema, pode visualizar/acessar todos os bens catalogados pertencentes a sua instituição.<text:change-end text:change-id="ct52073280"/></text:p>
          </table:table-cell>
          <table:table-cell table:style-name="Tabela6.C4" office:value-type="string">
            <text:p text:style-name="P8"><text:change-start text:change-id="ct52132288"/>CDU<text:change-end text:change-id="ct52132288"/> 11</text:p>
          </table:table-cell>
        </table:table-row>
        <table:table-row>
          <table:table-cell table:style-name="Tabela6.A4" office:value-type="string">
            <text:p text:style-name="P8"><text:change-start text:change-id="ct52073472"/>Excluir/editar bem patrimonial<text:change-end text:change-id="ct52073472"/></text:p>
          </table:table-cell>
          <table:table-cell table:style-name="Tabela6.A4" office:value-type="string">
            <text:p text:style-name="P10"><text:change-start text:change-id="ct5135328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51353280"/></text:p>
          </table:table-cell>
          <table:table-cell table:style-name="Tabela6.C4" office:value-type="string">
            <text:p text:style-name="P8"><text:change-start text:change-id="ct53170208"/>CDU <text:change-end text:change-id="ct53170208"/>12(excluir)<text:change-start text:change-id="ct51352512"/></text:p>
            <text:p text:style-name="P8">CDU <text:change-end text:change-id="ct51352512"/>13(editar)</text:p>
          </table:table-cell>
        </table:table-row>
        <table:table-row>
          <table:table-cell table:style-name="Tabela6.A4" office:value-type="string">
            <text:p text:style-name="P8"><text:change-start text:change-id="ct52132720"/>Busca<text:change-end text:change-id="ct52132720"/></text:p>
          </table:table-cell>
          <table:table-cell table:style-name="Tabela6.A4" office:value-type="string">
            <text:p text:style-name="P8"><text:change-start text:change-id="ct51130896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51130896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51131296"/>Busca<text:change-end text:change-id="ct51131296"/></text:p>
          </table:table-cell>
          <table:table-cell table:style-name="Tabela6.A4" office:value-type="string">
            <text:p text:style-name="P10"><text:change-start text:change-id="ct51128480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51128480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53169856"/>Nova busca<text:change-end text:change-id="ct53169856"/></text:p>
          </table:table-cell>
          <table:table-cell table:style-name="Tabela6.A4" office:value-type="string">
            <text:p text:style-name="P10"><text:change-start text:change-id="ct50861520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5086152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1126688"/>Resultados<text:change-end text:change-id="ct51126688"/></text:p>
          </table:table-cell>
          <table:table-cell table:style-name="Tabela6.A4" office:value-type="string">
            <text:p text:style-name="P10"><text:change-start text:change-id="ct52139280"/>Caso encontrada a busca, o sistema exibe exatamente os bens pedidos pelo usuário, caso contrário, o sistema lista bens com títulos/assuntos semelhantes.</text:p>
            <text:p text:style-name="P10"><text:soft-page-break/><text:s text:c="2"/>Ex.: Caso a busca por São Luiz falhe, serão impressos resultados semânticamente semelhantes como São Carlos, São Paulo.<text:change-end text:change-id="ct5213928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1131088"/>Usuários Inativos<text:change-end text:change-id="ct51131088"/></text:p>
          </table:table-cell>
          <table:table-cell table:style-name="Tabela6.A4" office:value-type="string">
            <text:p text:style-name="P10"><text:change-start text:change-id="ct52069520"/>Fica a cargo do gerente analisar os usuários de sua instituição que se encontram inativos e transferir as responsabilidades desses usuários para outros que estejam ativos.<text:change-end text:change-id="ct52069520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50861168"/>Gerar relatórios<text:change-end text:change-id="ct50861168"/></text:p>
          </table:table-cell>
          <table:table-cell table:style-name="Tabela6.A4" office:value-type="string">
            <text:p text:style-name="P10"><text:change-start text:change-id="ct51132096"/>O gerente do sistema pode gerar relatórios do sistema, bens que foram catalogados, usuários que foram cadastrados,etc.<text:change-end text:change-id="ct51132096"/></text:p>
          </table:table-cell>
          <table:table-cell table:style-name="Tabela6.C4" office:value-type="string">
            <text:p text:style-name="P10"><text:change-start text:change-id="ct51601776"/>CDU <text:change-end text:change-id="ct51601776"/>16</text:p>
          </table:table-cell>
        </table:table-row>
        <table:table-row>
          <table:table-cell table:style-name="Tabela6.A4" office:value-type="string">
            <text:p text:style-name="P8"><text:change-start text:change-id="ct49889728"/>Revisar Bens Patrimoniais<text:change-end text:change-id="ct49889728"/></text:p>
          </table:table-cell>
          <table:table-cell table:style-name="Tabela6.A4" office:value-type="string">
            <text:p text:style-name="P10"><text:change-start text:change-id="ct50941744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50941744"/></text:p>
          </table:table-cell>
          <table:table-cell table:style-name="Tabela6.C4" office:value-type="string">
            <text:p text:style-name="P8"><text:change-start text:change-id="ct50942096"/>CDU <text:change-end text:change-id="ct50942096"/>17</text:p>
          </table:table-cell>
        </table:table-row>
        <table:table-row>
          <table:table-cell table:style-name="Tabela6.C1" office:value-type="string">
            <text:p text:style-name="P8"><text:change-start text:change-id="ct52021616"/>Explicação do proj<text:bookmark-start text:name="_GoBack"/>eto<text:bookmark-end text:name="_GoBack"/><text:change-end text:change-id="ct52021616"/></text:p>
          </table:table-cell>
          <table:table-cell table:style-name="Tabela6.C1" office:value-type="string">
            <text:p text:style-name="P10"><text:change-start text:change-id="ct49894160"/>Na página inicial do sistema existe um ícone “Sobre o projeto memória virtual”, no qual encontra-se explicações sobre o que é o sistema e como surgiu.<text:change-end text:change-id="ct49894160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52019760"/>Acesso direto a URLs autenticadas<text:change-end text:change-id="ct52019760"/></text:p>
          </table:table-cell>
          <table:table-cell table:style-name="Tabela6.C1" office:value-type="string">
            <text:p text:style-name="P8"><text:change-start text:change-id="ct51951472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5195147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20">Emails de Convite/Notificação,estarão sob constante verificacação por um sentinela. O mesmo realizará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  <text:p text:style-name="P10"/>
            <text:p text:style-name="P10"/>
          </table:table-cell>
        </table:table-row>
        <table:table-row>
          <table:table-cell table:style-name="Tabela6.C4" office:value-type="string">
            <text:p text:style-name="P10">Associar Autor</text:p>
          </table:table-cell>
          <table:table-cell table:style-name="Tabela6.C4" office:value-type="string">
            <text:p text:style-name="P20">Este caso é uma extensão ao caso de uso “CDU 010”, visa criar uma relação entre o Bem Patrimonial e o Autor. Permite também no mesmo ambiente do Bem Patrimonial, adicionar mais campos de Autor <text:s/>e realizar cadastro de Novos Autores.</text:p>
          </table:table-cell>
          <table:table-cell table:style-name="Tabela6.C4" office:value-type="string">
            <text:p text:style-name="P10">CDU 024</text:p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Heading_20_1" text:outline-level="1" text:is-list-header="true"><text:soft-page-break/></text:h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><text:change text:change-id="ct52142736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font-size="10pt" style:font-name-asian="Times New Roman" style:font-size-asian="10pt" style:font-name-complex="Times New Roman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fo:text-align="justify" style:justify-single-word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fo:hyphenation-ladder-count="no-limit" fo:text-indent="-0.5in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Standard">
      <style:paragraph-properties fo:margin="100%" fo:margin-left="0.6252in" fo:margin-right="0in" fo:margin-top="0in" fo:margin-bottom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in" fo:margin-bottom="0.0835in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fo:keep-together="always" fo:hyphenation-ladder-count="no-limit" fo:text-indent="-0.25in" style:auto-text-indent="false" fo:keep-with-next="always">
        <style:tab-stops/>
      </style:paragraph-properties>
      <style:text-properties style:font-name="Helvetica" fo:font-size="8pt" style:font-size-asian="8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 fo:hyphenation-ladder-count="no-limit"/>
      <style:text-properties style:font-name="Book Antiqua"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fo:line-height="100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hyphenate="false"/>
    </style:style>
    <style:style style:name="InfoBlue" style:family="paragraph" style:parent-style-name="Standard" style:next-style-name="Text_20_body">
      <style:paragraph-properties fo:margin-top="0in" fo:margin-bottom="0.0835in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fo:hyphenate="false"/>
    </style:style>
    <style:style style:name="infoblue" style:family="paragraph" style:parent-style-name="Standard">
      <style:paragraph-properties fo:margin-top="0.0693in" fo:margin-bottom="0.0693in" fo:line-height="100%" fo:orphans="2" fo:widows="2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5in" fo:margin-left="0.0313in" table:align="left"/>
    </style:style>
    <style:style style:name="Tabela1.A" style:family="table-column">
      <style:table-column-properties style:column-width="0.6944in"/>
    </style:style>
    <style:style style:name="Tabela1.B" style:family="table-column">
      <style:table-column-properties style:column-width="4.0764in"/>
    </style:style>
    <style:style style:name="Tabela1.C" style:family="table-column">
      <style:table-column-properties style:column-width="1.7292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5875in" fo:margin-left="-0.075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20" text:date-value="2013-05-19T15:46:21">2013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Vision</dc:title>
    <dc:subject>&lt;Project Name&gt;</dc:subject>
    <meta:initial-creator>Thiago Bianchi</meta:initial-creator>
    <meta:creation-date>2011-03-23T18:49:00Z</meta:creation-date>
    <dc:date>2013-05-19T15:46:21</dc:date>
    <meta:print-date>2001-03-15T14:26:00Z</meta:print-date>
    <meta:editing-cycles>81</meta:editing-cycles>
    <meta:editing-duration>PT10H19M18S</meta:editing-duration>
    <dc:creator>Thais </dc:creator>
    <meta:document-statistic meta:table-count="10" meta:image-count="2" meta:object-count="0" meta:page-count="7" meta:paragraph-count="256" meta:word-count="3789" meta:character-count="23810" meta:non-whitespace-character-count="20227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